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27c1" officeooo:paragraph-rsid="001c27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ur ouvrir looping</text:p>
      <text:p text:style-name="Standard"/>
      <text:p text:style-name="Standard"><text:s/>wine "/home/shadows/Downloads/looping.exe"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7T11:15:59.710066040</meta:creation-date>
    <dc:date>2021-09-07T11:16:29.096314289</dc:date>
    <meta:editing-duration>PT30S</meta:editing-duration>
    <meta:editing-cycles>1</meta:editing-cycles>
    <meta:document-statistic meta:table-count="0" meta:image-count="0" meta:object-count="0" meta:page-count="1" meta:paragraph-count="2" meta:word-count="5" meta:character-count="62" meta:non-whitespace-character-count="58"/>
    <meta:generator>LibreOffice/7.1.5.2$Linux_X86_64 LibreOffice_project/10$Build-2</meta:generator>
  </office:meta>
</office:document-meta>
</file>